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Nimbus Mono L" fo:font-size="10pt" fo:letter-spacing="normal" officeooo:rsid="0254fd82" officeooo:paragraph-rsid="021b2648" style:font-name-asian="arial" style:font-size-asian="10pt" style:font-style-asian="normal" style:font-weight-asian="normal" style:font-size-complex="10pt"/>
    </style:style>
    <style:style style:name="P2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0a85e99" style:font-name-asian="arial" style:font-size-asian="10pt" style:font-style-asian="normal" style:font-weight-asian="normal" style:font-size-complex="10pt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16302c9" officeooo:paragraph-rsid="039195a4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1a10bcd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217b083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404ead3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408c516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4121280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320d3a0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color="#000000" officeooo:rsid="001447a3" officeooo:paragraph-rsid="00155c34"/>
    </style:style>
    <style:style style:name="P13" style:family="paragraph" style:parent-style-name="Preformatted_20_Text">
      <style:text-properties fo:color="#000000" officeooo:rsid="001447a3" officeooo:paragraph-rsid="02913a47"/>
    </style:style>
    <style:style style:name="P14" style:family="paragraph" style:parent-style-name="Preformatted_20_Text">
      <style:text-properties fo:color="#000000" officeooo:rsid="001447a3" officeooo:paragraph-rsid="00278f20"/>
    </style:style>
    <style:style style:name="P15" style:family="paragraph" style:parent-style-name="Preformatted_20_Text">
      <style:text-properties fo:color="#000000" officeooo:rsid="001447a3" officeooo:paragraph-rsid="00423e0f"/>
    </style:style>
    <style:style style:name="P16" style:family="paragraph" style:parent-style-name="Preformatted_20_Text">
      <style:text-properties fo:color="#000000" officeooo:rsid="001447a3" officeooo:paragraph-rsid="00549b3a"/>
    </style:style>
    <style:style style:name="P17" style:family="paragraph" style:parent-style-name="Preformatted_20_Text">
      <style:text-properties fo:color="#000000" officeooo:rsid="001447a3" officeooo:paragraph-rsid="00566f22"/>
    </style:style>
    <style:style style:name="P18" style:family="paragraph" style:parent-style-name="Preformatted_20_Text">
      <style:text-properties fo:color="#000000" officeooo:rsid="001447a3" officeooo:paragraph-rsid="0058842e"/>
    </style:style>
    <style:style style:name="P19" style:family="paragraph" style:parent-style-name="Preformatted_20_Text">
      <style:text-properties fo:color="#000000" officeooo:rsid="001447a3" officeooo:paragraph-rsid="008e4039"/>
    </style:style>
    <style:style style:name="P20" style:family="paragraph" style:parent-style-name="Preformatted_20_Text">
      <style:text-properties fo:color="#000000" officeooo:rsid="001447a3" officeooo:paragraph-rsid="019d66ee"/>
    </style:style>
    <style:style style:name="P21" style:family="paragraph" style:parent-style-name="Preformatted_20_Text">
      <style:text-properties fo:color="#000000" officeooo:rsid="001447a3" officeooo:paragraph-rsid="00a85e99"/>
    </style:style>
    <style:style style:name="P22" style:family="paragraph" style:parent-style-name="Preformatted_20_Text">
      <style:text-properties fo:color="#000000" officeooo:rsid="001447a3" officeooo:paragraph-rsid="03042a0b"/>
    </style:style>
    <style:style style:name="P23" style:family="paragraph" style:parent-style-name="Preformatted_20_Text">
      <style:text-properties fo:color="#000000" officeooo:rsid="001447a3" officeooo:paragraph-rsid="03175c0c"/>
    </style:style>
    <style:style style:name="P24" style:family="paragraph" style:parent-style-name="Preformatted_20_Text">
      <style:text-properties fo:color="#000000" officeooo:rsid="001447a3" officeooo:paragraph-rsid="0382e748"/>
    </style:style>
    <style:style style:name="P25" style:family="paragraph" style:parent-style-name="Preformatted_20_Text">
      <style:text-properties fo:color="#000000" officeooo:rsid="001447a3" officeooo:paragraph-rsid="01956c97"/>
    </style:style>
    <style:style style:name="P26" style:family="paragraph" style:parent-style-name="Preformatted_20_Text">
      <style:text-properties fo:color="#000000" officeooo:rsid="001447a3" officeooo:paragraph-rsid="038f311b"/>
    </style:style>
    <style:style style:name="P27" style:family="paragraph" style:parent-style-name="Preformatted_20_Text">
      <style:text-properties fo:color="#000000" officeooo:rsid="001447a3" officeooo:paragraph-rsid="039195a4"/>
    </style:style>
    <style:style style:name="P28" style:family="paragraph" style:parent-style-name="Preformatted_20_Text">
      <style:text-properties fo:color="#000000" officeooo:rsid="001447a3" officeooo:paragraph-rsid="0392c2e3"/>
    </style:style>
    <style:style style:name="P29" style:family="paragraph" style:parent-style-name="Preformatted_20_Text">
      <style:text-properties fo:color="#000000" officeooo:rsid="001447a3" officeooo:paragraph-rsid="03948587"/>
    </style:style>
    <style:style style:name="P30" style:family="paragraph" style:parent-style-name="Preformatted_20_Text">
      <style:text-properties fo:color="#000000" officeooo:rsid="001447a3" officeooo:paragraph-rsid="0397db49"/>
    </style:style>
    <style:style style:name="P31" style:family="paragraph" style:parent-style-name="Preformatted_20_Text">
      <style:text-properties fo:color="#000000" officeooo:rsid="001447a3" officeooo:paragraph-rsid="039a7b40"/>
    </style:style>
    <style:style style:name="P32" style:family="paragraph" style:parent-style-name="Preformatted_20_Text">
      <style:text-properties fo:color="#000000" officeooo:rsid="001447a3" officeooo:paragraph-rsid="039ae8b7"/>
    </style:style>
    <style:style style:name="P33" style:family="paragraph" style:parent-style-name="Preformatted_20_Text">
      <style:text-properties fo:color="#000000" officeooo:rsid="001447a3" officeooo:paragraph-rsid="039f779a"/>
    </style:style>
    <style:style style:name="P34" style:family="paragraph" style:parent-style-name="Preformatted_20_Text">
      <style:text-properties fo:color="#000000" officeooo:rsid="001447a3" officeooo:paragraph-rsid="03ae9a41"/>
    </style:style>
    <style:style style:name="P35" style:family="paragraph" style:parent-style-name="Preformatted_20_Text">
      <style:text-properties fo:color="#000000" officeooo:rsid="001447a3" officeooo:paragraph-rsid="03b58d60"/>
    </style:style>
    <style:style style:name="P36" style:family="paragraph" style:parent-style-name="Preformatted_20_Text">
      <style:text-properties fo:color="#000000" officeooo:rsid="001447a3" officeooo:paragraph-rsid="03bb6b9d"/>
    </style:style>
    <style:style style:name="P37" style:family="paragraph" style:parent-style-name="Preformatted_20_Text">
      <style:text-properties fo:color="#000000" officeooo:rsid="001447a3" officeooo:paragraph-rsid="03bd6df9"/>
    </style:style>
    <style:style style:name="P38" style:family="paragraph" style:parent-style-name="Preformatted_20_Text">
      <style:text-properties fo:color="#000000" officeooo:rsid="001447a3" officeooo:paragraph-rsid="03c19758"/>
    </style:style>
    <style:style style:name="P39" style:family="paragraph" style:parent-style-name="Preformatted_20_Text">
      <style:text-properties fo:color="#000000" officeooo:rsid="001447a3" officeooo:paragraph-rsid="03c2e67f"/>
    </style:style>
    <style:style style:name="P40" style:family="paragraph" style:parent-style-name="Preformatted_20_Text">
      <style:text-properties fo:color="#000000" officeooo:rsid="001447a3" officeooo:paragraph-rsid="03cba654"/>
    </style:style>
    <style:style style:name="P41" style:family="paragraph" style:parent-style-name="Preformatted_20_Text">
      <style:text-properties fo:color="#000000" officeooo:rsid="001447a3" officeooo:paragraph-rsid="03cbbdee"/>
    </style:style>
    <style:style style:name="P42" style:family="paragraph" style:parent-style-name="Preformatted_20_Text">
      <style:text-properties fo:color="#000000" officeooo:rsid="001447a3" officeooo:paragraph-rsid="03d2e573"/>
    </style:style>
    <style:style style:name="P43" style:family="paragraph" style:parent-style-name="Preformatted_20_Text">
      <style:text-properties fo:color="#000000" officeooo:rsid="001447a3" officeooo:paragraph-rsid="03d94284"/>
    </style:style>
    <style:style style:name="P44" style:family="paragraph" style:parent-style-name="Preformatted_20_Text">
      <style:text-properties fo:color="#000000" officeooo:rsid="001447a3" officeooo:paragraph-rsid="03dc51c6"/>
    </style:style>
    <style:style style:name="P45" style:family="paragraph" style:parent-style-name="Preformatted_20_Text">
      <style:text-properties fo:color="#000000" officeooo:rsid="001447a3" officeooo:paragraph-rsid="03dd3999"/>
    </style:style>
    <style:style style:name="P46" style:family="paragraph" style:parent-style-name="Preformatted_20_Text">
      <style:text-properties fo:color="#000000" officeooo:rsid="001447a3" officeooo:paragraph-rsid="03df513d"/>
    </style:style>
    <style:style style:name="P47" style:family="paragraph" style:parent-style-name="Preformatted_20_Text">
      <style:text-properties fo:color="#000000" officeooo:rsid="001447a3" officeooo:paragraph-rsid="03e6f6da"/>
    </style:style>
    <style:style style:name="P48" style:family="paragraph" style:parent-style-name="Preformatted_20_Text">
      <style:text-properties fo:color="#000000" officeooo:rsid="001447a3" officeooo:paragraph-rsid="03e827a5"/>
    </style:style>
    <style:style style:name="P49" style:family="paragraph" style:parent-style-name="Preformatted_20_Text">
      <style:text-properties fo:color="#000000" officeooo:rsid="001447a3" officeooo:paragraph-rsid="03f60a81"/>
    </style:style>
    <style:style style:name="P50" style:family="paragraph" style:parent-style-name="Preformatted_20_Text">
      <style:text-properties fo:color="#000000" officeooo:rsid="001447a3" officeooo:paragraph-rsid="040099fb"/>
    </style:style>
    <style:style style:name="P51" style:family="paragraph" style:parent-style-name="Preformatted_20_Text">
      <style:text-properties fo:color="#000000" officeooo:rsid="001447a3" officeooo:paragraph-rsid="04025268"/>
    </style:style>
    <style:style style:name="P52" style:family="paragraph" style:parent-style-name="Preformatted_20_Text">
      <style:text-properties fo:color="#000000" officeooo:rsid="001447a3" officeooo:paragraph-rsid="0408c516"/>
    </style:style>
    <style:style style:name="P53" style:family="paragraph" style:parent-style-name="Preformatted_20_Text">
      <style:text-properties fo:color="#000000" officeooo:rsid="001447a3" officeooo:paragraph-rsid="0408d81a"/>
    </style:style>
    <style:style style:name="P54" style:family="paragraph" style:parent-style-name="Preformatted_20_Text">
      <style:text-properties fo:color="#000000" officeooo:rsid="001447a3" officeooo:paragraph-rsid="040ed23e"/>
    </style:style>
    <style:style style:name="P55" style:family="paragraph" style:parent-style-name="Preformatted_20_Text">
      <style:text-properties fo:color="#000000" officeooo:rsid="001447a3" officeooo:paragraph-rsid="040f216f"/>
    </style:style>
    <style:style style:name="P56" style:family="paragraph" style:parent-style-name="Preformatted_20_Text">
      <style:text-properties fo:color="#000000" officeooo:rsid="001447a3" officeooo:paragraph-rsid="04121280"/>
    </style:style>
    <style:style style:name="P57" style:family="paragraph" style:parent-style-name="Preformatted_20_Text">
      <style:text-properties fo:color="#000000" officeooo:rsid="001447a3" officeooo:paragraph-rsid="0413e5be"/>
    </style:style>
    <style:style style:name="P58" style:family="paragraph" style:parent-style-name="Preformatted_20_Text">
      <style:text-properties fo:color="#000000" officeooo:rsid="001447a3" officeooo:paragraph-rsid="021b2648"/>
    </style:style>
    <style:style style:name="P59" style:family="paragraph" style:parent-style-name="Preformatted_20_Text">
      <style:text-properties fo:color="#000000" officeooo:rsid="001447a3" officeooo:paragraph-rsid="04213495"/>
    </style:style>
    <style:style style:name="P60" style:family="paragraph" style:parent-style-name="Preformatted_20_Text">
      <style:text-properties fo:color="#000000" officeooo:rsid="001447a3" officeooo:paragraph-rsid="04221664"/>
    </style:style>
    <style:style style:name="P61" style:family="paragraph" style:parent-style-name="Preformatted_20_Text">
      <style:text-properties fo:color="#000000" officeooo:rsid="001447a3" officeooo:paragraph-rsid="0422afba"/>
    </style:style>
    <style:style style:name="P62" style:family="paragraph" style:parent-style-name="Preformatted_20_Text">
      <style:text-properties fo:color="#000000" officeooo:rsid="001447a3" officeooo:paragraph-rsid="04318acd"/>
    </style:style>
    <style:style style:name="P63" style:family="paragraph" style:parent-style-name="Preformatted_20_Text">
      <style:text-properties fo:color="#000000" officeooo:rsid="001447a3" officeooo:paragraph-rsid="04336570"/>
    </style:style>
    <style:style style:name="P64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65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9195a4"/>
    </style:style>
    <style:style style:name="P66" style:family="paragraph" style:parent-style-name="Preformatted_20_Text">
      <style:text-properties fo:color="#000000" officeooo:paragraph-rsid="009607c8"/>
    </style:style>
    <style:style style:name="P67" style:family="paragraph" style:parent-style-name="Preformatted_20_Text">
      <style:text-properties fo:color="#000000" officeooo:paragraph-rsid="01a10bcd"/>
    </style:style>
    <style:style style:name="P68" style:family="paragraph" style:parent-style-name="Preformatted_20_Text">
      <style:text-properties fo:color="#000000" officeooo:paragraph-rsid="01591725"/>
    </style:style>
    <style:style style:name="P69" style:family="paragraph" style:parent-style-name="Preformatted_20_Text">
      <style:text-properties fo:color="#000000" officeooo:paragraph-rsid="0217b083"/>
    </style:style>
    <style:style style:name="P70" style:family="paragraph" style:parent-style-name="Preformatted_20_Text">
      <style:text-properties fo:color="#000000" fo:font-size="10pt" officeooo:paragraph-rsid="021b2648" style:font-size-asian="10pt" style:font-size-complex="10pt"/>
    </style:style>
    <style:style style:name="P71" style:family="paragraph" style:parent-style-name="Preformatted_20_Text">
      <style:text-properties fo:color="#000000" fo:font-size="10pt" officeooo:rsid="001447a3" officeooo:paragraph-rsid="0413e5be" style:font-size-asian="10pt" style:font-size-complex="10pt"/>
    </style:style>
    <style:style style:name="P72" style:family="paragraph" style:parent-style-name="Preformatted_20_Text">
      <style:text-properties fo:color="#000000" fo:font-size="10pt" officeooo:paragraph-rsid="0413e5be" style:font-size-asian="10pt" style:font-size-complex="10pt"/>
    </style:style>
    <style:style style:name="P73" style:family="paragraph" style:parent-style-name="Preformatted_20_Text">
      <style:text-properties fo:color="#000000" officeooo:rsid="01261e16" officeooo:paragraph-rsid="033e9ab0" style:font-size-asian="9pt" loext:padding="0cm" loext:border="none"/>
    </style:style>
    <style:style style:name="P74" style:family="paragraph" style:parent-style-name="Preformatted_20_Text">
      <style:text-properties fo:color="#000000" officeooo:rsid="01261e16" officeooo:paragraph-rsid="04221664" style:font-size-asian="9pt" loext:padding="0cm" loext:border="none"/>
    </style:style>
    <style:style style:name="P75" style:family="paragraph" style:parent-style-name="Preformatted_20_Text">
      <style:text-properties fo:color="#000000" officeooo:rsid="01261e16" officeooo:paragraph-rsid="0422afba" style:font-size-asian="9pt" loext:padding="0cm" loext:border="none"/>
    </style:style>
    <style:style style:name="P76" style:family="paragraph" style:parent-style-name="Preformatted_20_Text">
      <style:text-properties fo:color="#000000" officeooo:rsid="001447a3" officeooo:paragraph-rsid="04221664" style:font-size-asian="9pt" loext:padding="0cm" loext:border="none"/>
    </style:style>
    <style:style style:name="P77" style:family="paragraph" style:parent-style-name="Preformatted_20_Text">
      <style:text-properties fo:color="#000000" officeooo:rsid="001447a3" officeooo:paragraph-rsid="0422afba" style:font-size-asian="9pt" loext:padding="0cm" loext:border="none"/>
    </style:style>
    <style:style style:name="P78" style:family="paragraph" style:parent-style-name="Preformatted_20_Text">
      <style:text-properties fo:color="#000000" officeooo:rsid="001447a3" officeooo:paragraph-rsid="042398a6" style:font-size-asian="9pt" loext:padding="0cm" loext:border="none"/>
    </style:style>
    <style:style style:name="P79" style:family="paragraph" style:parent-style-name="Preformatted_20_Text">
      <style:text-properties officeooo:paragraph-rsid="03bd6df9"/>
    </style:style>
    <style:style style:name="P80" style:family="paragraph" style:parent-style-name="Preformatted_20_Text">
      <style:text-properties officeooo:paragraph-rsid="03df513d"/>
    </style:style>
    <style:style style:name="P81" style:family="paragraph" style:parent-style-name="Preformatted_20_Text">
      <style:text-properties officeooo:paragraph-rsid="0408c516"/>
    </style:style>
    <style:style style:name="P82" style:family="paragraph" style:parent-style-name="Standard">
      <style:text-properties fo:color="#000000" officeooo:rsid="001447a3" officeooo:paragraph-rsid="003bbfa4"/>
    </style:style>
    <style:style style:name="P83" style:family="paragraph" style:parent-style-name="Standard">
      <style:text-properties fo:color="#000000" officeooo:rsid="001447a3" officeooo:paragraph-rsid="008e4039"/>
    </style:style>
    <style:style style:name="P84" style:family="paragraph" style:parent-style-name="Standard">
      <style:text-properties fo:color="#000000" officeooo:rsid="001447a3" officeooo:paragraph-rsid="039195a4"/>
    </style:style>
    <style:style style:name="P85" style:family="paragraph" style:parent-style-name="Standard">
      <style:text-properties fo:color="#000000" officeooo:rsid="001447a3" officeooo:paragraph-rsid="03be2b19"/>
    </style:style>
    <style:style style:name="P86" style:family="paragraph" style:parent-style-name="Standard">
      <style:text-properties fo:color="#000000" officeooo:rsid="001447a3" officeooo:paragraph-rsid="03c118db"/>
    </style:style>
    <style:style style:name="P87" style:family="paragraph" style:parent-style-name="Standard">
      <style:text-properties fo:color="#000000" officeooo:rsid="001447a3" officeooo:paragraph-rsid="03c19758"/>
    </style:style>
    <style:style style:name="P88" style:family="paragraph" style:parent-style-name="Standard">
      <style:text-properties fo:color="#000000" officeooo:rsid="001447a3" officeooo:paragraph-rsid="03f60a81"/>
    </style:style>
    <style:style style:name="P89" style:family="paragraph" style:parent-style-name="Standard">
      <style:text-properties fo:color="#000000" officeooo:rsid="001447a3" officeooo:paragraph-rsid="03ffb7df"/>
    </style:style>
    <style:style style:name="P90" style:family="paragraph" style:parent-style-name="Standard">
      <style:text-properties fo:color="#000000" officeooo:rsid="001447a3" officeooo:paragraph-rsid="0404ead3"/>
    </style:style>
    <style:style style:name="P91" style:family="paragraph" style:parent-style-name="Standard">
      <style:text-properties fo:color="#000000" officeooo:rsid="001447a3" officeooo:paragraph-rsid="0408c516"/>
    </style:style>
    <style:style style:name="P92" style:family="paragraph" style:parent-style-name="Standard">
      <style:text-properties fo:color="#000000" officeooo:rsid="001447a3" officeooo:paragraph-rsid="040ddc0e"/>
    </style:style>
    <style:style style:name="P93" style:family="paragraph" style:parent-style-name="Preformatted_20_Text">
      <style:text-properties fo:color="#000000" officeooo:rsid="001447a3" officeooo:paragraph-rsid="0442b2d1" style:font-size-asian="9pt" loext:padding="0cm" loext:border="none"/>
    </style:style>
    <style:style style:name="T1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097a1ec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font-size="11pt" fo:letter-spacing="normal" officeooo:rsid="001447a3" style:font-name-asian="arial" style:font-size-asian="11pt" style:font-style-asian="normal" style:font-weight-asian="normal" style:font-size-complex="11pt"/>
    </style:style>
    <style:style style:name="T6" style:family="text">
      <style:text-properties fo:font-variant="normal" fo:text-transform="none" style:font-name="Nimbus Mono L" fo:letter-spacing="normal" officeooo:rsid="001447a3" style:font-name-asian="arial" style:font-style-asian="normal" style:font-weight-asian="normal"/>
    </style:style>
    <style:style style:name="T7" style:family="text">
      <style:text-properties fo:font-variant="normal" fo:text-transform="none" style:font-name="Nimbus Mono L" fo:letter-spacing="normal" officeooo:rsid="0250afa4" style:font-name-asian="arial" style:font-style-asian="normal" style:font-weight-asian="normal"/>
    </style:style>
    <style:style style:name="T8" style:family="text">
      <style:text-properties fo:font-variant="normal" fo:text-transform="none" style:font-name="Nimbus Mono L" fo:letter-spacing="normal" officeooo:rsid="03cba654" style:font-name-asian="arial" style:font-style-asian="normal" style:font-weight-asian="normal"/>
    </style:style>
    <style:style style:name="T9" style:family="text">
      <style:text-properties fo:font-variant="normal" fo:text-transform="none" style:font-name="Nimbus Mono L" fo:font-size="10pt" fo:letter-spacing="normal" style:font-name-asian="arial" style:font-size-asian="10pt" style:font-style-asian="normal" style:font-weight-asian="normal" style:font-size-complex="10pt"/>
    </style:style>
    <style:style style:name="T10" style:family="text">
      <style:text-properties fo:font-variant="normal" fo:text-transform="none" style:font-name="Nimbus Mono L" fo:font-size="10pt" fo:letter-spacing="normal" officeooo:rsid="0250afa4" style:font-name-asian="arial" style:font-size-asian="10pt" style:font-style-asian="normal" style:font-weight-asian="normal" style:font-size-complex="10pt"/>
    </style:style>
    <style:style style:name="T11" style:family="text">
      <style:text-properties fo:font-variant="normal" fo:text-transform="none" style:font-name="Nimbus Mono L" fo:font-size="10pt" fo:letter-spacing="normal" officeooo:rsid="03cba654" style:font-name-asian="arial" style:font-size-asian="10pt" style:font-style-asian="normal" style:font-weight-asian="normal" style:font-size-complex="10pt"/>
    </style:style>
    <style:style style:name="T12" style:family="text">
      <style:text-properties fo:font-variant="normal" fo:text-transform="none" style:font-name="Nimbus Mono L" fo:font-size="10pt" fo:letter-spacing="normal" officeooo:rsid="0442b2d1" style:font-name-asian="arial" style:font-size-asian="10pt" style:font-style-asian="normal" style:font-weight-asian="normal" style:font-size-complex="10pt"/>
    </style:style>
    <style:style style:name="T13" style:family="text">
      <style:text-properties fo:font-variant="normal" fo:text-transform="none" fo:color="#800000" fo:font-size="11pt" fo:letter-spacing="normal" officeooo:rsid="001447a3" style:font-name-asian="arial" style:font-size-asian="11pt" style:font-style-asian="normal" style:font-weight-asian="normal" style:font-size-complex="11pt"/>
    </style:style>
    <style:style style:name="T14" style:family="text">
      <style:text-properties fo:font-variant="normal" fo:text-transform="none" fo:color="#800000" fo:font-size="11pt" fo:letter-spacing="normal" officeooo:rsid="009607c8" style:font-name-asian="arial" style:font-size-asian="11pt" style:font-style-asian="normal" style:font-weight-asian="normal" style:font-size-complex="11pt"/>
    </style:style>
    <style:style style:name="T15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color="#800000" fo:letter-spacing="normal" officeooo:rsid="0097a1ec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color="#800000" fo:letter-spacing="normal" officeooo:rsid="02e79d76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color="#800000" style:font-name="Nimbus Mono L" fo:letter-spacing="normal" officeooo:rsid="001447a3" style:font-name-asian="arial" style:font-style-asian="normal" style:font-weight-asian="normal"/>
    </style:style>
    <style:style style:name="T19" style:family="text">
      <style:text-properties fo:font-variant="normal" fo:text-transform="none" fo:color="#800000" style:font-name="Nimbus Mono L" fo:letter-spacing="normal" officeooo:rsid="02e82cd9" style:font-name-asian="arial" style:font-style-asian="normal" style:font-weight-asian="normal"/>
    </style:style>
    <style:style style:name="T20" style:family="text">
      <style:text-properties fo:font-variant="normal" fo:text-transform="none" fo:color="#800000" style:font-name="Nimbus Mono L" fo:font-size="10pt" fo:letter-spacing="normal" style:font-name-asian="arial" style:font-size-asian="10pt" style:font-style-asian="normal" style:font-weight-asian="normal" style:font-size-complex="10pt"/>
    </style:style>
    <style:style style:name="T21" style:family="text">
      <style:text-properties fo:font-variant="normal" fo:text-transform="none" fo:color="#800000" style:font-name="Nimbus Mono L" fo:font-size="10pt" fo:letter-spacing="normal" officeooo:rsid="04213495" style:font-name-asian="arial" style:font-size-asian="10pt" style:font-style-asian="normal" style:font-weight-asian="normal" style:font-size-complex="10pt"/>
    </style:style>
    <style:style style:name="T22" style:family="text">
      <style:text-properties fo:font-variant="normal" fo:text-transform="none" fo:color="#800000" style:font-name="Nimbus Mono L" fo:font-size="10pt" fo:letter-spacing="normal" officeooo:rsid="001447a3" style:font-name-asian="arial" style:font-size-asian="10pt" style:font-style-asian="normal" style:font-weight-asian="normal" style:font-size-complex="10pt"/>
    </style:style>
    <style:style style:name="T23" style:family="text">
      <style:text-properties fo:font-variant="normal" fo:text-transform="none" fo:color="#800000" style:font-name="Nimbus Mono L" fo:font-size="10pt" fo:letter-spacing="normal" officeooo:rsid="0422afba" style:font-name-asian="arial" style:font-size-asian="10pt" style:font-style-asian="normal" style:font-weight-asian="normal" style:font-size-complex="10pt"/>
    </style:style>
    <style:style style:name="T24" style:family="text">
      <style:text-properties officeooo:rsid="0318b2ab"/>
    </style:style>
    <style:style style:name="T25" style:family="text">
      <style:text-properties fo:color="#800000"/>
    </style:style>
    <style:style style:name="T26" style:family="text">
      <style:text-properties fo:color="#800000" fo:background-color="#ffff00" loext:char-shading-value="0"/>
    </style:style>
    <style:style style:name="T27" style:family="text">
      <style:text-properties fo:color="#800000" officeooo:rsid="0428e626" fo:background-color="#ffff00" loext:char-shading-value="0"/>
    </style:style>
    <style:style style:name="T28" style:family="text">
      <style:text-properties fo:color="#800000" officeooo:rsid="00529df8"/>
    </style:style>
    <style:style style:name="T29" style:family="text">
      <style:text-properties fo:color="#800000" officeooo:rsid="02e82cd9"/>
    </style:style>
    <style:style style:name="T30" style:family="text">
      <style:text-properties fo:background-color="#ffff00" loext:char-shading-value="0"/>
    </style:style>
    <style:style style:name="T31" style:family="text">
      <style:text-properties officeooo:rsid="039195a4" fo:background-color="#ffff00" loext:char-shading-value="0"/>
    </style:style>
    <style:style style:name="T32" style:family="text">
      <style:text-properties fo:background-color="#cc66ff" loext:char-shading-value="0"/>
    </style:style>
    <style:style style:name="T33" style:family="text">
      <style:text-properties officeooo:rsid="035bb671"/>
    </style:style>
    <style:style style:name="T34" style:family="text">
      <style:text-properties officeooo:rsid="0365ad6f"/>
    </style:style>
    <style:style style:name="T35" style:family="text">
      <style:text-properties fo:color="#000000" officeooo:rsid="001447a3"/>
    </style:style>
    <style:style style:name="T36" style:family="text">
      <style:text-properties fo:color="#000000" officeooo:rsid="03bd6df9"/>
    </style:style>
    <style:style style:name="T37" style:family="text">
      <style:text-properties fo:color="#000000" officeooo:rsid="03cba654"/>
    </style:style>
    <style:style style:name="T38" style:family="text">
      <style:text-properties fo:color="#000000" officeooo:rsid="043ac829"/>
    </style:style>
    <style:style style:name="T39" style:family="text">
      <style:text-properties fo:color="#000000" officeooo:rsid="043bcc72"/>
    </style:style>
    <style:style style:name="T40" style:family="text">
      <style:text-properties fo:background-color="#ffffff" loext:char-shading-value="0"/>
    </style:style>
    <style:style style:name="T41" style:family="text">
      <style:text-properties officeooo:rsid="0397db49"/>
    </style:style>
    <style:style style:name="T42" style:family="text">
      <style:text-properties officeooo:rsid="03b753e2"/>
    </style:style>
    <style:style style:name="T43" style:family="text">
      <style:text-properties officeooo:rsid="03bd6df9"/>
    </style:style>
    <style:style style:name="T44" style:family="text">
      <style:text-properties fo:color="#c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5" style:family="text">
      <style:text-properties fo:color="#c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6" style:family="text">
      <style:text-properties officeooo:rsid="03be2b19"/>
    </style:style>
    <style:style style:name="T47" style:family="text">
      <style:text-properties officeooo:rsid="03c118db"/>
    </style:style>
    <style:style style:name="T48" style:family="text">
      <style:text-properties officeooo:rsid="03cba654"/>
    </style:style>
    <style:style style:name="T49" style:family="text">
      <style:text-properties officeooo:rsid="001447a3"/>
    </style:style>
    <style:style style:name="T50" style:family="text">
      <style:text-properties officeooo:rsid="043ac829"/>
    </style:style>
    <style:style style:name="T51" style:family="text">
      <style:text-properties officeooo:rsid="043bcc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作者:唐海湘</text:p>
      <text:p text:style-name="P12"/>
      <text:p text:style-name="P12">模块名:法定节假日模块</text:p>
      <text:p text:style-name="P24"><text:tab/><text:span text:style-name="T32">导航下拉名_1:法定节假日模块</text:span></text:p>
      <text:p text:style-name="P25"><text:tab/><text:tab/><text:span text:style-name="T30">导航名_1:节假日礼品标准</text:span></text:p>
      <text:p text:style-name="P12"><text:tab/><text:tab/><text:tab/><text:span text:style-name="T25">功能名字_1:</text:span>列表 <text:s/>功能类型:网格 (有网格)</text:p>
      <text:p text:style-name="P13"><text:tab/><text:tab/><text:tab/><text:tab/><text:span text:style-name="T2">加上一个字段 ：id <text:s/>文本框 <text:s text:c="3"/>设置隐藏</text:span></text:p>
      <text:p text:style-name="P12"><text:tab/><text:tab/><text:tab/><text:tab/>字段名称_1:礼品名</text:p>
      <text:p text:style-name="P12"><text:tab/><text:tab/><text:tab/><text:tab/>字段名称_2:描述</text:p>
      <text:p text:style-name="P14"><text:tab/><text:tab/><text:tab/><text:tab/></text:p>
      <text:p text:style-name="P64"/>
      <text:p text:style-name="P12"><text:tab/><text:tab/></text:p>
      <text:p text:style-name="P12"><text:tab/><text:tab/><text:tab/><text:span text:style-name="T25">功能名称_2:</text:span>添加 功能类型:编辑 </text:p>
      <text:p text:style-name="P22"><text:tab/><text:tab/><text:tab/><text:tab/>字段名称_1:礼品名<text:tab/><text:tab/><text:tab/> 标签类型:文本框 必填</text:p>
      <text:p text:style-name="P22"><text:tab/><text:tab/><text:tab/><text:tab/>字段名称_2:描述<text:tab/><text:tab/><text:tab/> <text:s text:c="3"/>标签类型:文本框 非必填</text:p>
      <text:p text:style-name="P12"><text:tab/><text:tab/><text:tab/><text:tab/></text:p>
      <text:p text:style-name="P82"><text:tab/><text:tab/><text:tab/><text:span text:style-name="T25">功能名称_3</text:span>:编辑 功能类型:编辑</text:p>
      <text:p text:style-name="P3"><text:tab/><text:tab/><text:tab/><text:tab/>加上一个字段 ：id <text:s/>文本框 <text:s text:c="3"/>设置隐藏</text:p>
      <text:p text:style-name="P26"><text:tab/><text:tab/><text:tab/><text:tab/>字段名称_1:礼品名<text:tab/><text:tab/><text:tab/> 标签类型:文本框 必填</text:p>
      <text:p text:style-name="P26"><text:tab/><text:tab/><text:tab/><text:tab/>字段名称_2:描述<text:tab/><text:tab/><text:tab/> <text:s text:c="3"/>标签类型:文本框 非必填</text:p>
      <text:p text:style-name="P15"/>
      <text:p text:style-name="P16"><text:tab/><text:tab/><text:tab/><text:span text:style-name="T25">功能名称_</text:span><text:span text:style-name="T28">4</text:span>:删除 功能类型: 删除</text:p>
      <text:p text:style-name="P16"><text:tab/><text:tab/><text:tab/><text:tab/>温馨提示：确定删除这条数据么？</text:p>
      <text:p text:style-name="P84"><text:span text:style-name="T40"><text:tab/><text:tab/></text:span><text:span text:style-name="T30">导航名_</text:span><text:span text:style-name="T31">2</text:span><text:span text:style-name="T30">:公司放假时间安排</text:span></text:p>
      <text:p text:style-name="P27"><text:tab/><text:tab/><text:tab/><text:span text:style-name="T25">功能名字_1:</text:span>列表 <text:s/>功能类型:网格 (有网格)</text:p>
      <text:p text:style-name="P27"><text:tab/><text:tab/><text:tab/><text:tab/><text:span text:style-name="T2">加上一个字段 ：id <text:s/>文本框 <text:s text:c="3"/>设置隐藏</text:span></text:p>
      <text:p text:style-name="P28"><text:tab/><text:tab/><text:tab/><text:tab/>字段名称_1:节假日名称</text:p>
      <text:p text:style-name="P28"><text:tab/><text:tab/><text:tab/><text:tab/>字段名称_2:<text:bookmark-start text:name="__DdeLink__6832_1965427896"/>国家放假时<text:bookmark-end text:name="__DdeLink__6832_1965427896"/>长</text:p>
      <text:p text:style-name="P28"><text:tab/><text:tab/><text:tab/><text:tab/>字段名称_3:公司放假时长</text:p>
      <text:p text:style-name="P28"><text:tab/><text:tab/><text:tab/><text:tab/>字段名称_<text:span text:style-name="T33">4</text:span>:公司放假起始时间</text:p>
      <text:p text:style-name="P29"><text:tab/><text:tab/><text:tab/><text:tab/>字段名称_<text:span text:style-name="T33">5</text:span>:公司放假结束时间</text:p>
      <text:p text:style-name="P28"><text:tab/><text:tab/><text:tab/><text:tab/>字段名称_<text:span text:style-name="T34">6</text:span>:调休天数</text:p>
      <text:p text:style-name="P28"><text:tab/><text:tab/><text:tab/><text:tab/>字段名称_<text:span text:style-name="T34">7</text:span>:补休日期</text:p>
      <text:p text:style-name="P30"><text:tab/><text:tab/><text:tab/><text:tab/>字段名称_<text:span text:style-name="T41">8</text:span>:调休日期</text:p>
      <text:p text:style-name="P30"><text:tab/><text:tab/><text:tab/><text:tab/>字段名称_<text:span text:style-name="T41">9</text:span>:调休规范</text:p>
      <text:p text:style-name="P27"><text:tab/><text:tab/><text:tab/><text:tab/></text:p>
      <text:p text:style-name="P65"/>
      <text:p text:style-name="P27"><text:tab/><text:tab/></text:p>
      <text:p text:style-name="P27"><text:tab/><text:tab/><text:tab/><text:span text:style-name="T25">功能名称_2:</text:span>添加 功能类型:编辑 </text:p>
      <text:p text:style-name="P31"><text:tab/><text:tab/><text:tab/><text:tab/>字段名称_1:节假日名称<text:tab/><text:tab/><text:tab/>标签类型:文本框 必填</text:p>
      <text:p text:style-name="P31"><text:tab/><text:tab/><text:tab/><text:tab/>字段名称_2:国家放假时长<text:tab/><text:tab/><text:tab/>标签类型:文本框 非必填</text:p>
      <text:p text:style-name="P31"><text:tab/><text:tab/><text:tab/><text:tab/>字段名称_3:公司放假时长<text:tab/><text:tab/><text:tab/>标签类型:文本框 非必填</text:p>
      <text:p text:style-name="P31"><text:tab/><text:tab/><text:tab/><text:tab/>字段名称_<text:span text:style-name="T33">4</text:span>:公司放假起始时间<text:tab/><text:tab/>标签类型:日期框 <text:s/>非必填 不可编辑</text:p>
      <text:p text:style-name="P31"><text:tab/><text:tab/><text:tab/><text:tab/>字段名称_<text:span text:style-name="T33">5</text:span>:公司放假结束时间<text:tab/><text:tab/>标签类型:日期框 <text:s/>非必填 不可编辑</text:p>
      <text:p text:style-name="P32"><text:tab/><text:tab/><text:tab/><text:tab/>字段名称_<text:span text:style-name="T34">6</text:span>:调休天数<text:tab/><text:tab/><text:tab/><text:tab/>标签类型:文本框 <text:s/>非必填 </text:p>
      <text:p text:style-name="P32"><text:tab/><text:tab/><text:tab/><text:tab/>字段名称_<text:span text:style-name="T34">7</text:span>:补休日期<text:tab/><text:tab/><text:tab/><text:tab/>标签类型:日期框 <text:s/>非必填 不可编辑</text:p>
      <text:p text:style-name="P32"><text:tab/><text:tab/><text:tab/><text:tab/>字段名称_<text:span text:style-name="T41">8</text:span>:调休日期<text:tab/><text:tab/><text:tab/><text:tab/>标签类型:日期框 <text:s/>非必填 不可编辑</text:p>
      <text:p text:style-name="P32"><text:tab/><text:tab/><text:tab/><text:tab/>字段名称_<text:span text:style-name="T41">9</text:span>:调休规范<text:tab/><text:tab/><text:tab/><text:tab/>标签类型:文本框 <text:s/>非必填 </text:p>
      <text:p text:style-name="P27"><text:tab/><text:tab/><text:tab/><text:tab/></text:p>
      <text:p text:style-name="P84"><text:tab/><text:tab/><text:tab/><text:span text:style-name="T25">功能名称_3</text:span>:编辑 功能类型:编辑</text:p>
      <text:p text:style-name="P4"><text:tab/><text:tab/><text:tab/><text:tab/>加上一个字段 ：id <text:s/>文本框 <text:s text:c="3"/>设置隐藏</text:p>
      <text:p text:style-name="P33"><text:tab/><text:tab/><text:tab/><text:tab/>字段名称_1:节假日名称<text:tab/><text:tab/><text:tab/>标签类型:文本框 必填</text:p>
      <text:p text:style-name="P33"><text:tab/><text:tab/><text:tab/><text:tab/>字段名称_2:国家放假时长<text:tab/><text:tab/><text:tab/>标签类型:文本框 非必填</text:p>
      <text:p text:style-name="P33"><text:tab/><text:tab/><text:tab/><text:tab/>字段名称_3:公司放假时长<text:tab/><text:tab/><text:tab/>标签类型:文本框 非必填</text:p>
      <text:p text:style-name="P33"><text:tab/><text:tab/><text:tab/><text:tab/>字段名称_<text:span text:style-name="T33">4</text:span>:公司放假起始时间<text:tab/><text:tab/>标签类型:日期框 <text:s/>非必填 不可编辑</text:p>
      <text:p text:style-name="P33"><text:soft-page-break/><text:tab/><text:tab/><text:tab/><text:tab/>字段名称_<text:span text:style-name="T33">5</text:span>:公司放假结束时间<text:tab/><text:tab/>标签类型:日期框 <text:s/>非必填 不可编辑</text:p>
      <text:p text:style-name="P33"><text:tab/><text:tab/><text:tab/><text:tab/>字段名称_<text:span text:style-name="T34">6</text:span>:调休天数<text:tab/><text:tab/><text:tab/><text:tab/>标签类型:文本框 <text:s/>非必填 </text:p>
      <text:p text:style-name="P33"><text:tab/><text:tab/><text:tab/><text:tab/>字段名称_<text:span text:style-name="T34">7</text:span>:补休日期<text:tab/><text:tab/><text:tab/><text:tab/>标签类型:日期框 <text:s/>非必填 不可编辑</text:p>
      <text:p text:style-name="P33"><text:tab/><text:tab/><text:tab/><text:tab/>字段名称_<text:span text:style-name="T41">8</text:span>:调休日期<text:tab/><text:tab/><text:tab/><text:tab/>标签类型:日期框 <text:s/>非必填 不可编辑</text:p>
      <text:p text:style-name="P33"><text:tab/><text:tab/><text:tab/><text:tab/>字段名称_<text:span text:style-name="T41">9</text:span>:调休规范<text:tab/><text:tab/><text:tab/><text:tab/>标签类型:文本框 <text:s/>非必填 </text:p>
      <text:p text:style-name="P27"/>
      <text:p text:style-name="P27"><text:tab/><text:tab/><text:tab/><text:span text:style-name="T25">功能名称_</text:span><text:span text:style-name="T28">4</text:span>:删除 功能类型: 删除</text:p>
      <text:p text:style-name="P27"><text:tab/><text:tab/><text:tab/><text:tab/>温馨提示：确定删除这条数据么？</text:p>
      <text:p text:style-name="P16"><text:tab/><text:tab/><text:tab/><text:tab/><text:tab/></text:p>
      <text:p text:style-name="P17"><text:tab/><text:tab/><text:tab/></text:p>
      <text:p text:style-name="P18"><text:tab/><text:tab/><text:tab/><text:tab/></text:p>
      <text:p text:style-name="P18"/>
      <text:p text:style-name="P18"/>
      <text:p text:style-name="P18"/>
      <text:p text:style-name="P83"><text:tab/><text:tab/><text:span text:style-name="T26">导航名_</text:span><text:span text:style-name="T27">3</text:span><text:span text:style-name="T26">:</text:span><text:bookmark-start text:name="__DdeLink__6859_1965427896"/><text:span text:style-name="T26">法定节假日放假方案</text:span><text:bookmark-end text:name="__DdeLink__6859_1965427896"/></text:p>
      <text:p text:style-name="P19"><text:tab/><text:tab/><text:tab/>.<text:span text:style-name="T25">功能名字_1</text:span>:列表 <text:s/>功能类型:网格 (有网格)</text:p>
      <text:p text:style-name="P20"><text:tab/><text:tab/><text:tab/><text:tab/>字段名称_1:节假日名称</text:p>
      <text:p text:style-name="P23"><text:tab/><text:tab/><text:tab/><text:tab/>字段名称_2:放假时间安排 <text:s/><text:tab/> <text:s/>注：里面有很多东西和家庭成员一样</text:p>
      <text:p text:style-name="P34"><text:tab/><text:tab/><text:tab/><text:tab/>字段名称_3:是否有加班需求</text:p>
      <text:p text:style-name="P35"><text:tab/><text:tab/><text:tab/><text:tab/>字段名称_<text:span text:style-name="T24">4</text:span>:<text:bookmark-start text:name="__DdeLink__7481_626832568"/><text:bookmark-start text:name="__DdeLink__6835_1965427896"/>节假日<text:bookmark-end text:name="__DdeLink__7481_626832568"/>工作安排<text:bookmark-end text:name="__DdeLink__6835_1965427896"/> <text:s text:c="4"/>注：里面有很多东西和家庭成员一样</text:p>
      <text:p text:style-name="P36"><text:tab/><text:tab/><text:tab/><text:tab/>字段名称_<text:span text:style-name="T42">5</text:span>:<text:bookmark-start text:name="__DdeLink__6837_1965427896"/>各地区紧急联系人<text:bookmark-end text:name="__DdeLink__6837_1965427896"/> <text:s text:c="2"/>注：里面有很多东西和家庭成员一样</text:p>
      <text:p text:style-name="P37"><text:tab/><text:tab/><text:tab/><text:tab/>字段名称_<text:span text:style-name="T43">6</text:span>:<text:bookmark-start text:name="__DdeLink__6839_1965427896"/>节假日礼品福利<text:bookmark-end text:name="__DdeLink__6839_1965427896"/> <text:s text:c="4"/>注：里面有很多东西和家庭成员一样</text:p>
      <text:p text:style-name="P37"><text:tab/><text:tab/><text:tab/><text:tab/>字段名称_<text:span text:style-name="T43">7</text:span>:<text:bookmark-start text:name="__DdeLink__6841_1965427896"/>是否有活动需求<text:bookmark-end text:name="__DdeLink__6841_1965427896"/> <text:s text:c="3"/></text:p>
      <text:p text:style-name="P79"><text:span text:style-name="T35"><text:tab/><text:tab/><text:tab/><text:tab/>字段名称_</text:span><text:span text:style-name="T36">8</text:span><text:span text:style-name="T35">:</text:span><text:bookmark-start text:name="__DdeLink__6843_1965427896"/><text:span text:style-name="T35">活动安排详情</text:span><text:bookmark-end text:name="__DdeLink__6843_1965427896"/><text:span text:style-name="T35"> <text:s text:c="5"/></text:span><text:span text:style-name="T44">从“员工活</text:span><text:span text:style-name="T45">动�获取对应的活动安排信息</text:span></text:p>
      <text:p text:style-name="P85"><text:tab/><text:tab/><text:tab/><text:tab/>字段名称_<text:span text:style-name="T46">9</text:span>:<text:bookmark-start text:name="__DdeLink__6845_1965427896"/>注意事项<text:bookmark-end text:name="__DdeLink__6845_1965427896"/> <text:s text:c="23"/>注：里面有很多东西和家庭成员一样</text:p>
      <text:p text:style-name="P86"><text:tab/><text:tab/><text:tab/><text:tab/>字段名称_<text:span text:style-name="T47">10</text:span>:<text:bookmark-start text:name="__DdeLink__6847_1965427896"/>福利模块<text:span text:style-name="T47">审批意见</text:span><text:bookmark-end text:name="__DdeLink__6847_1965427896"/> </text:p>
      <text:p text:style-name="P86"><text:tab/><text:tab/><text:tab/><text:tab/>字段名称_<text:span text:style-name="T47">11：</text:span><text:bookmark-start text:name="__DdeLink__6849_1965427896"/><text:span text:style-name="T47">运营商务部审批意见</text:span> <text:bookmark-end text:name="__DdeLink__6849_1965427896"/></text:p>
      <text:p text:style-name="P38"><text:tab/><text:tab/><text:tab/><text:tab/>字段名称_<text:span text:style-name="T47">12：</text:span><text:bookmark-start text:name="__DdeLink__6851_1965427896"/><text:span text:style-name="T47">是否通过</text:span><text:bookmark-end text:name="__DdeLink__6851_1965427896"/></text:p>
      <text:p text:style-name="P38"><text:tab/><text:tab/><text:tab/><text:tab/>字段名称_<text:span text:style-name="T47">13：</text:span><text:bookmark-start text:name="__DdeLink__6853_1965427896"/><text:span text:style-name="T47">总经办意见</text:span><text:bookmark-end text:name="__DdeLink__6853_1965427896"/> </text:p>
      <text:p text:style-name="P87"><text:tab/><text:tab/><text:tab/><text:tab/>字段名称_<text:span text:style-name="T47">14：</text:span><text:bookmark-start text:name="__DdeLink__6855_1965427896"/><text:span text:style-name="T47">文件编号</text:span><text:bookmark-end text:name="__DdeLink__6855_1965427896"/></text:p>
      <text:p text:style-name="P87"><text:tab/><text:tab/><text:tab/><text:tab/>字段名称_<text:span text:style-name="T47">15：</text:span><text:bookmark-start text:name="__DdeLink__6857_1965427896"/><text:span text:style-name="T47">存储位置</text:span><text:bookmark-end text:name="__DdeLink__6857_1965427896"/></text:p>
      <text:p text:style-name="P20"/>
      <text:p text:style-name="P66"><text:span text:style-name="T3"><text:tab/><text:tab/><text:tab/></text:span><text:span text:style-name="T13">功能名称_</text:span><text:span text:style-name="T14">2</text:span><text:span text:style-name="T5">:添加 功能类型:编辑 </text:span></text:p>
      <text:p text:style-name="P11"><text:tab/><text:tab/><text:tab/><text:tab/>字段名称_1:节假日名称<text:tab/><text:tab/><text:tab/>标签类型:下拉框 <text:s text:c="4"/>必填 <text:s text:c="2"/></text:p>
      <text:p text:style-name="P39"><text:tab/><text:tab/><text:tab/><text:tab/>字段名称_<text:span text:style-name="T50">2</text:span>:<text:bookmark-start text:name="__DdeLink__7481_6268325681"/><text:bookmark-start text:name="__DdeLink__6862_1965427896"/>节假日<text:bookmark-end text:name="__DdeLink__7481_6268325681"/>工作安排 <text:bookmark-end text:name="__DdeLink__6862_1965427896"/><text:s text:c="4"/></text:p>
      <text:p text:style-name="P48"><text:tab/><text:tab/><text:tab/><text:tab/><text:tab/>如下： 可以填多个</text:p>
      <text:p text:style-name="P39"><text:tab/><text:tab/><text:tab/><text:tab/><text:tab/><text:tab/>字段<text:span text:style-name="T48">1：地区 <text:s text:c="7"/>标签类型：文本框 <text:s/>非必填</text:span></text:p>
      <text:p text:style-name="P40"><text:tab/><text:tab/><text:tab/><text:tab/><text:tab/><text:tab/>字段<text:span text:style-name="T48">2：</text:span><text:bookmark-start text:name="__DdeLink__6864_1965427896"/><text:span text:style-name="T48">项目组</text:span><text:bookmark-end text:name="__DdeLink__6864_1965427896"/><text:span text:style-name="T48"> <text:s text:c="6"/>标签类型：文本框 <text:s/>非必填</text:span></text:p>
      <text:p text:style-name="P40"><text:tab/><text:tab/><text:tab/><text:tab/><text:tab/><text:tab/>字段<text:span text:style-name="T48">3：</text:span><text:bookmark-start text:name="__DdeLink__6866_1965427896"/><text:span text:style-name="T48">加班原因</text:span><text:bookmark-end text:name="__DdeLink__6866_1965427896"/><text:span text:style-name="T48"> <text:s text:c="4"/>标签类型：下拉框(项目需求/自身需求/工作紧急) <text:s/>非必填</text:span></text:p>
      <text:p text:style-name="P40"><text:tab/><text:tab/><text:tab/><text:tab/><text:tab/><text:tab/>字段<text:span text:style-name="T48">4：</text:span><text:bookmark-start text:name="__DdeLink__6868_1965427896"/><text:span text:style-name="T48">加班名单</text:span><text:bookmark-end text:name="__DdeLink__6868_1965427896"/><text:span text:style-name="T48"> <text:s text:c="4"/>标签类型：</text:span><text:bookmark-start text:name="__DdeLink__6909_1965427896"/><text:span text:style-name="T48">文本框</text:span><text:bookmark-end text:name="__DdeLink__6909_1965427896"/><text:span text:style-name="T48"> <text:s/>非必填</text:span></text:p>
      <text:p text:style-name="P62"><text:tab/><text:tab/><text:tab/><text:tab/><text:tab/><text:tab/>字段<text:span text:style-name="T48">5：</text:span><text:bookmark-start text:name="__DdeLink__6870_1965427896"/><text:span text:style-name="T48">加班时间</text:span><text:bookmark-end text:name="__DdeLink__6870_1965427896"/><text:span text:style-name="T48"> <text:s text:c="4"/>标签类型：文本框 <text:s/>非必填 <text:s/></text:span></text:p>
      <text:p text:style-name="P40"><text:tab/><text:tab/><text:tab/><text:tab/><text:tab/><text:tab/>字段<text:span text:style-name="T48">6：</text:span><text:bookmark-start text:name="__DdeLink__6872_1965427896"/><text:span text:style-name="T48">加班总人数</text:span><text:bookmark-end text:name="__DdeLink__6872_1965427896"/><text:span text:style-name="T48"> <text:s text:c="3"/>标签类型：文本框 <text:s/>非必填</text:span></text:p>
      <text:p text:style-name="P41"><text:tab/><text:tab/><text:tab/><text:tab/><text:tab/><text:tab/>字段<text:span text:style-name="T48">7：</text:span><text:bookmark-start text:name="__DdeLink__6874_1965427896"/><text:span text:style-name="T48">加班报酬形式</text:span><text:bookmark-end text:name="__DdeLink__6874_1965427896"/><text:span text:style-name="T48"> <text:s/>标签类型：下拉框(调休/加班费(注:加班人员当日工资+2×当日工资)) <text:s/>非必填</text:span></text:p>
      <text:p text:style-name="P40"><text:tab/><text:tab/><text:tab/><text:tab/><text:tab/><text:tab/>字段<text:span text:style-name="T48">8：</text:span><text:bookmark-start text:name="__DdeLink__6876_1965427896"/><text:span text:style-name="T48">安全检查员名单</text:span><text:bookmark-end text:name="__DdeLink__6876_1965427896"/><text:span text:style-name="T48"> <text:s text:c="5"/>标签类型：文本框 <text:s/>非必填</text:span></text:p>
      <text:p text:style-name="P40"><text:tab/><text:tab/><text:tab/><text:tab/><text:tab/><text:tab/>字段<text:span text:style-name="T48">9：</text:span><text:bookmark-start text:name="__DdeLink__6878_1965427896"/><text:span text:style-name="T48">安全检查员总人数</text:span><text:bookmark-end text:name="__DdeLink__6878_1965427896"/><text:span text:style-name="T48"> <text:s text:c="3"/>标签类型：文本框 <text:s/>非必填</text:span></text:p>
      <text:p text:style-name="P40"><text:tab/><text:tab/><text:tab/><text:tab/><text:tab/><text:tab/>字段<text:span text:style-name="T48">10：</text:span><text:bookmark-start text:name="__DdeLink__6880_1965427896"/><text:span text:style-name="T48">应急方案</text:span><text:bookmark-end text:name="__DdeLink__6880_1965427896"/><text:span text:style-name="T48"> <text:s text:c="9"/>标签类型：文本框 <text:s/>非必填</text:span></text:p>
      <text:p text:style-name="P39"><text:tab/><text:tab/><text:tab/><text:tab/>字段名称_<text:span text:style-name="T50">3</text:span>:<text:bookmark-start text:name="__DdeLink__6882_1965427896"/>各地区紧急联系人<text:bookmark-end text:name="__DdeLink__6882_1965427896"/> <text:s text:c="2"/></text:p>
      <text:p text:style-name="P47"><text:tab/><text:tab/><text:tab/><text:tab/><text:tab/><text:tab/>如下：可以填多个</text:p>
      <text:p text:style-name="P42"><text:tab/><text:tab/><text:tab/><text:tab/><text:tab/><text:tab/>字段<text:span text:style-name="T48">1：地区 <text:s text:c="8"/>标签类型：文本框 <text:s/>非必填</text:span></text:p>
      <text:p text:style-name="P42"><text:tab/><text:tab/><text:tab/><text:tab/><text:tab/><text:tab/>字段<text:span text:style-name="T48">2：项目组 <text:s text:c="6"/>标签类型：文本框 <text:s/>非必填</text:span></text:p>
      <text:p text:style-name="P42"><text:tab/><text:tab/><text:tab/><text:tab/><text:tab/><text:tab/>字段<text:span text:style-name="T48">3：</text:span><text:bookmark-start text:name="__DdeLink__6884_1965427896"/><text:span text:style-name="T48">联系人</text:span><text:bookmark-end text:name="__DdeLink__6884_1965427896"/><text:span text:style-name="T48"> <text:s text:c="6"/>标签类型：文本框 <text:s/>非必填</text:span></text:p>
      <text:p text:style-name="P42"><text:tab/><text:tab/><text:tab/><text:tab/><text:tab/><text:tab/>字段<text:span text:style-name="T48">4：</text:span><text:bookmark-start text:name="__DdeLink__6886_1965427896"/><text:span text:style-name="T48">联系电话</text:span><text:bookmark-end text:name="__DdeLink__6886_1965427896"/><text:span text:style-name="T48"> <text:s text:c="4"/>标签类型：文本框 <text:s/>非必填</text:span></text:p>
      <text:p text:style-name="P39"><text:tab/><text:tab/><text:tab/><text:tab/>字段名称_<text:span text:style-name="T50">4</text:span>:<text:bookmark-start text:name="__DdeLink__6890_1965427896"/>节假日礼品福利<text:bookmark-end text:name="__DdeLink__6890_1965427896"/> <text:s text:c="4"/></text:p>
      <text:p text:style-name="P43"><text:soft-page-break/><text:tab/><text:tab/><text:tab/><text:tab/><text:tab/>如下：可以填多个</text:p>
      <text:p text:style-name="P43"><text:tab/><text:tab/><text:tab/><text:tab/><text:tab/><text:tab/>字段<text:span text:style-name="T48">1：</text:span><text:bookmark-start text:name="__DdeLink__6888_1965427896"/><text:span text:style-name="T48">节日名称</text:span><text:bookmark-end text:name="__DdeLink__6888_1965427896"/><text:span text:style-name="T48"> <text:s text:c="4"/>标签类型：文本框 <text:s/>非必填</text:span></text:p>
      <text:p text:style-name="P43"><text:tab/><text:tab/><text:tab/><text:tab/><text:tab/><text:tab/>字段<text:span text:style-name="T48">2：</text:span><text:bookmark-start text:name="__DdeLink__6892_1965427896"/><text:span text:style-name="T48">礼品类型</text:span><text:bookmark-end text:name="__DdeLink__6892_1965427896"/><text:span text:style-name="T48"> <text:s text:c="4"/>标签类型：文本框 <text:s/>非必填</text:span></text:p>
      <text:p text:style-name="P43"><text:tab/><text:tab/><text:tab/><text:tab/><text:tab/><text:tab/>字段<text:span text:style-name="T48">3：</text:span><text:bookmark-start text:name="__DdeLink__6894_1965427896"/><text:span text:style-name="T48">节日礼品</text:span><text:bookmark-end text:name="__DdeLink__6894_1965427896"/><text:span text:style-name="T48"> <text:s text:c="4"/>标签类型：下拉框(项目需求/自身需求/工作紧急) <text:s/>非必填</text:span></text:p>
      <text:p text:style-name="P43"><text:tab/><text:tab/><text:tab/><text:tab/><text:tab/><text:tab/>字段<text:span text:style-name="T48">4：</text:span><text:bookmark-start text:name="__DdeLink__6896_1965427896"/><text:span text:style-name="T48">单价(元)</text:span><text:bookmark-end text:name="__DdeLink__6896_1965427896"/><text:span text:style-name="T48"> <text:s text:c="4"/>标签类型：数字框 <text:s/>非必填 <text:s/>默认0</text:span></text:p>
      <text:p text:style-name="P44"><text:tab/><text:tab/><text:tab/><text:tab/><text:tab/><text:tab/>字段<text:span text:style-name="T48">5：</text:span><text:bookmark-start text:name="__DdeLink__6898_1965427896"/><text:span text:style-name="T48">数量(人)</text:span><text:bookmark-end text:name="__DdeLink__6898_1965427896"/><text:span text:style-name="T48"> <text:s text:c="4"/>标签类型：数字框 <text:s/>非必填 <text:s/>默认0</text:span></text:p>
      <text:p text:style-name="P45"><text:tab/><text:tab/><text:tab/><text:tab/><text:tab/><text:tab/>字段<text:span text:style-name="T48">6：</text:span><text:bookmark-start text:name="__DdeLink__6901_1965427896"/><text:span text:style-name="T48">总数量(单位)</text:span><text:bookmark-end text:name="__DdeLink__6901_1965427896"/><text:span text:style-name="T48"> <text:s/>标签类型：数字框 <text:s/>非必填 <text:s/>默认0</text:span></text:p>
      <text:p text:style-name="P45"><text:tab/><text:tab/><text:tab/><text:tab/><text:tab/><text:tab/>字段<text:span text:style-name="T48">7：</text:span><text:bookmark-start text:name="__DdeLink__6903_1965427896"/><text:span text:style-name="T48">总金额(元)</text:span><text:bookmark-end text:name="__DdeLink__6903_1965427896"/><text:span text:style-name="T48"> <text:s text:c="3"/>标签类型：数字框 <text:s/>非必填 <text:s/>默认0</text:span></text:p>
      <text:p text:style-name="P46"><text:tab/><text:tab/><text:tab/><text:tab/>字段名称_<text:span text:style-name="T50">5</text:span>:是否有活动需求 <text:s text:c="3"/><text:span text:style-name="T48">标签类型：文本框 <text:s/>非必填</text:span></text:p>
      <text:p text:style-name="P80"><text:span text:style-name="T35"><text:tab/><text:tab/><text:tab/><text:tab/>字段名称_</text:span><text:span text:style-name="T38">6</text:span><text:span text:style-name="T35">:活动安排详情 <text:s text:c="5"/></text:span><text:span text:style-name="T37">标签类型：暂时为文本框 <text:s/>非必填 <text:s/></text:span></text:p>
      <text:p text:style-name="P88"><text:tab/><text:tab/><text:tab/><text:tab/>字段名称_<text:span text:style-name="T50">7</text:span>:<text:bookmark-start text:name="__DdeLink__6905_1965427896"/>注意事项<text:bookmark-end text:name="__DdeLink__6905_1965427896"/> <text:s text:c="16"/></text:p>
      <text:p text:style-name="P88"><text:tab/><text:tab/><text:tab/><text:tab/><text:tab/>如下：可以填多个</text:p>
      <text:p text:style-name="P49"><text:tab/><text:tab/><text:tab/><text:tab/><text:tab/><text:tab/>字段<text:span text:style-name="T48">1：</text:span><text:bookmark-start text:name="__DdeLink__6907_1965427896"/><text:span text:style-name="T48">注意事项名</text:span><text:bookmark-end text:name="__DdeLink__6907_1965427896"/><text:span text:style-name="T48"> <text:s text:c="4"/>标签类型：文本框 <text:s/>非必填</text:span></text:p>
      <text:p text:style-name="P88"><text:tab/><text:tab/><text:tab/><text:tab/><text:tab/><text:tab/>字段<text:span text:style-name="T48">2：描述<text:tab/><text:tab/><text:tab/> <text:s text:c="4"/>标签类型：文本框 <text:s/>非必填</text:span> <text:s text:c="6"/></text:p>
      <text:p text:style-name="P89"><text:tab/><text:tab/><text:tab/><text:tab/>字段名称_<text:span text:style-name="T50">8</text:span>福利模块<text:span text:style-name="T47">审批意见</text:span> <text:tab/><text:span text:style-name="T48">标签类型：文本框 <text:s/>非必填</text:span></text:p>
      <text:p text:style-name="P89"><text:tab/><text:tab/><text:tab/><text:tab/>字段名称_<text:span text:style-name="T50">9：运营商务部审批意见</text:span> <text:tab/><text:span text:style-name="T48">标签类型：文本框 <text:s/>非必填</text:span></text:p>
      <text:p text:style-name="P50"><text:tab/><text:tab/><text:tab/><text:tab/>字段名称_<text:span text:style-name="T47">10：是否通过<text:tab/><text:tab/><text:tab/>标签类型：文下拉框(是/否) <text:s/>非必填 不可编辑</text:span></text:p>
      <text:p text:style-name="P51"><text:tab/><text:tab/><text:tab/><text:tab/>字段名称_<text:span text:style-name="T47">11：总经办意见</text:span> <text:tab/><text:tab/><text:span text:style-name="T48">标签类型：文本框 <text:s/>非必填</text:span></text:p>
      <text:p text:style-name="P90"><text:tab/><text:tab/><text:tab/><text:tab/>字段名称_<text:span text:style-name="T47">12：文件编号<text:tab/><text:tab/><text:tab/>标签类型：文本框 <text:s/>非必填</text:span></text:p>
      <text:p text:style-name="P8"><text:tab/><text:tab/><text:tab/><text:tab/>字段名称_<text:span text:style-name="T47">13：存储位置<text:tab/><text:tab/><text:tab/><text:tab/>标签类型：文本框 <text:s/>非必填</text:span></text:p>
      <text:p text:style-name="P5"/>
      <text:p text:style-name="P5"/>
      <text:p text:style-name="P5"/>
      <text:p text:style-name="P67"><text:span text:style-name="T3"><text:tab/><text:tab/><text:tab/></text:span><text:span text:style-name="T15">功能名称_</text:span><text:span text:style-name="T16">3</text:span><text:span text:style-name="T4"> 编辑</text:span><text:span text:style-name="T3"> 功能类型:编辑 </text:span></text:p>
      <text:p text:style-name="P68"><text:span text:style-name="T3"><text:tab/><text:tab/><text:tab/><text:tab/></text:span><text:span text:style-name="T2">加上一个字段 ：id <text:s/>文本框 <text:s text:c="3"/>设置隐藏</text:span></text:p>
      <text:p text:style-name="P9"><text:tab/><text:tab/><text:tab/><text:tab/>字段名称_1:节假日名称<text:tab/><text:tab/><text:tab/>标签类型:下拉框 <text:s text:c="4"/>必填 <text:s text:c="2"/></text:p>
      <text:p text:style-name="P52"><text:tab/><text:tab/><text:tab/><text:tab/>字段名称_<text:span text:style-name="T51">2</text:span>:<text:bookmark-start text:name="__DdeLink__7481_62683256811"/>节假日<text:bookmark-end text:name="__DdeLink__7481_62683256811"/>工作安排 <text:s text:c="4"/></text:p>
      <text:p text:style-name="P52"><text:tab/><text:tab/><text:tab/><text:tab/><text:tab/>如下： 可以填多个</text:p>
      <text:p text:style-name="P53"><text:tab/><text:tab/><text:tab/><text:tab/><text:tab/><text:tab/><text:span text:style-name="T2">加上一个字段 ：</text:span><text:bookmark-start text:name="__DdeLink__7481_626832568111"/><text:span text:style-name="T1">节假日</text:span><text:bookmark-end text:name="__DdeLink__7481_626832568111"/><text:span text:style-name="T1">工作安排 </text:span><text:span text:style-name="T2">id <text:s/>文本框 <text:s text:c="3"/>设置隐藏</text:span></text:p>
      <text:p text:style-name="P52"><text:tab/><text:tab/><text:tab/><text:tab/><text:tab/><text:tab/>字段<text:span text:style-name="T48">1：地区 <text:s text:c="7"/>标签类型：文本框 <text:s/>非必填</text:span></text:p>
      <text:p text:style-name="P52"><text:tab/><text:tab/><text:tab/><text:tab/><text:tab/><text:tab/>字段<text:span text:style-name="T48">2：项目组 <text:s text:c="6"/>标签类型：文本框 <text:s/>非必填</text:span></text:p>
      <text:p text:style-name="P52"><text:tab/><text:tab/><text:tab/><text:tab/><text:tab/><text:tab/>字段<text:span text:style-name="T48">3：加班原因 <text:s text:c="4"/>标签类型：下拉框(项目需求/自身需求/工作紧急) <text:s/>非必填</text:span></text:p>
      <text:p text:style-name="P52"><text:tab/><text:tab/><text:tab/><text:tab/><text:tab/><text:tab/>字段<text:span text:style-name="T48">4：加班名单 <text:s text:c="4"/>标签类型：文本框 <text:s/>非必填</text:span></text:p>
      <text:p text:style-name="P63"><text:tab/><text:tab/><text:tab/><text:tab/><text:tab/><text:tab/>字段<text:span text:style-name="T48">5：加班时间 <text:s text:c="4"/>标签类型： 文本框 非必填 <text:s/></text:span></text:p>
      <text:p text:style-name="P52"><text:tab/><text:tab/><text:tab/><text:tab/><text:tab/><text:tab/>字段<text:span text:style-name="T48">6：加班总人数 <text:s text:c="3"/>标签类型：文本框 <text:s/>非必填</text:span></text:p>
      <text:p text:style-name="P52"><text:tab/><text:tab/><text:tab/><text:tab/><text:tab/><text:tab/>字段<text:span text:style-name="T48">7：加班报酬形式 <text:s/>标签类型：下拉框(调休/加班费(注:加班人员当日工资+2×当日工资)) <text:s/>非必填</text:span></text:p>
      <text:p text:style-name="P52"><text:tab/><text:tab/><text:tab/><text:tab/><text:tab/><text:tab/>字段<text:span text:style-name="T48">8：安全检查员名单 <text:s text:c="5"/>标签类型：文本框 <text:s/>非必填</text:span></text:p>
      <text:p text:style-name="P52"><text:tab/><text:tab/><text:tab/><text:tab/><text:tab/><text:tab/>字段<text:span text:style-name="T48">9：安全检查员总人数 <text:s text:c="3"/>标签类型：文本框 <text:s/>非必填</text:span></text:p>
      <text:p text:style-name="P52"><text:tab/><text:tab/><text:tab/><text:tab/><text:tab/><text:tab/>字段<text:span text:style-name="T48">10：应急方案 <text:s text:c="9"/>标签类型：文本框 <text:s/>非必填</text:span></text:p>
      <text:p text:style-name="P52"><text:tab/><text:tab/><text:tab/><text:tab/>字段名称_<text:span text:style-name="T51">3</text:span>:各地区紧急联系人 <text:s text:c="2"/></text:p>
      <text:p text:style-name="P52"><text:tab/><text:tab/><text:tab/><text:tab/><text:tab/><text:tab/>如下：可以填多个</text:p>
      <text:p text:style-name="P55"><text:tab/><text:tab/><text:tab/><text:tab/><text:tab/><text:tab/><text:span text:style-name="T2">加上一个字段 ： </text:span><text:span text:style-name="T1">各地区紧急联系人 </text:span><text:span text:style-name="T2">id <text:s/>文本框 <text:s text:c="3"/>设置隐藏</text:span></text:p>
      <text:p text:style-name="P52"><text:tab/><text:tab/><text:tab/><text:tab/><text:tab/><text:tab/>字段<text:span text:style-name="T48">1：地区 <text:s text:c="8"/>标签类型：文本框 <text:s/>非必填</text:span></text:p>
      <text:p text:style-name="P52"><text:tab/><text:tab/><text:tab/><text:tab/><text:tab/><text:tab/>字段<text:span text:style-name="T48">2：项目组 <text:s text:c="6"/>标签类型：文本框 <text:s/>非必填</text:span></text:p>
      <text:p text:style-name="P52"><text:tab/><text:tab/><text:tab/><text:tab/><text:tab/><text:tab/>字段<text:span text:style-name="T48">3：联系人 <text:s text:c="6"/>标签类型：文本框 <text:s/>非必填</text:span></text:p>
      <text:p text:style-name="P52"><text:tab/><text:tab/><text:tab/><text:tab/><text:tab/><text:tab/>字段<text:span text:style-name="T48">4：联系电话 <text:s text:c="4"/>标签类型：文本框 <text:s/>非必填</text:span></text:p>
      <text:p text:style-name="P52"><text:tab/><text:tab/><text:tab/><text:tab/>字段名称_<text:span text:style-name="T51">4</text:span>:节假日礼品福利 <text:s text:c="4"/></text:p>
      <text:p text:style-name="P52"><text:tab/><text:tab/><text:tab/><text:tab/><text:tab/>如下：可以填多个</text:p>
      <text:p text:style-name="P54"><text:tab/><text:tab/><text:tab/><text:tab/><text:tab/><text:tab/><text:span text:style-name="T2">加上一个字段 ： </text:span><text:span text:style-name="T1">节假日礼品福利 </text:span><text:span text:style-name="T2">id <text:s/>文本框 <text:s text:c="3"/>设置隐藏</text:span></text:p>
      <text:p text:style-name="P52"><text:tab/><text:tab/><text:tab/><text:tab/><text:tab/><text:tab/>字段<text:span text:style-name="T48">1：节日名称 <text:s text:c="4"/>标签类型：文本框 <text:s/>非必填</text:span></text:p>
      <text:p text:style-name="P52"><text:tab/><text:tab/><text:tab/><text:tab/><text:tab/><text:tab/>字段<text:span text:style-name="T48">2：礼品类型 <text:s text:c="4"/>标签类型：手填下拉框 <text:s/>非必填</text:span></text:p>
      <text:p text:style-name="P52"><text:tab/><text:tab/><text:tab/><text:tab/><text:tab/><text:tab/>字段<text:span text:style-name="T48">3：节日礼品 <text:s text:c="4"/>标签类型：下拉框(项目需求/自身需求/工作紧急) <text:s/>非必填</text:span></text:p>
      <text:p text:style-name="P52"><text:tab/><text:tab/><text:tab/><text:tab/><text:tab/><text:tab/>字段<text:span text:style-name="T48">4：单价(元) <text:s text:c="4"/>标签类型：数字框 <text:s/>非必填 <text:s/>默认0</text:span></text:p>
      <text:p text:style-name="P52"><text:soft-page-break/><text:tab/><text:tab/><text:tab/><text:tab/><text:tab/><text:tab/>字段<text:span text:style-name="T48">5：数量(人) <text:s text:c="4"/>标签类型：数字框 <text:s/>非必填 <text:s/>默认0</text:span></text:p>
      <text:p text:style-name="P52"><text:tab/><text:tab/><text:tab/><text:tab/><text:tab/><text:tab/>字段<text:span text:style-name="T48">6：总数量(单位) <text:s/>标签类型：数字框 <text:s/>非必填 <text:s/>默认0</text:span></text:p>
      <text:p text:style-name="P52"><text:tab/><text:tab/><text:tab/><text:tab/><text:tab/><text:tab/>字段<text:span text:style-name="T48">7：总金额(元) <text:s text:c="3"/>标签类型：数字框 <text:s/>非必填 <text:s/>默认0</text:span></text:p>
      <text:p text:style-name="P52"><text:tab/><text:tab/><text:tab/><text:tab/>字段名称_<text:span text:style-name="T51">5</text:span>:是否有活动需求 <text:s text:c="3"/><text:span text:style-name="T48">标签类型：文本框 <text:s/>非必填</text:span></text:p>
      <text:p text:style-name="P81"><text:span text:style-name="T35"><text:tab/><text:tab/><text:tab/><text:tab/>字段名称_</text:span><text:span text:style-name="T39">6</text:span><text:span text:style-name="T35">:活动安排详情 <text:s text:c="5"/></text:span><text:span text:style-name="T37">标签类型：暂时为文本框 <text:s/>非必填 <text:s/></text:span></text:p>
      <text:p text:style-name="P91"><text:tab/><text:tab/><text:tab/><text:tab/>字段名称_<text:span text:style-name="T51">7</text:span>:注意事项 <text:s text:c="16"/></text:p>
      <text:p text:style-name="P91"><text:tab/><text:tab/><text:tab/><text:tab/><text:tab/>如下：可以填多个</text:p>
      <text:p text:style-name="P92"><text:tab/><text:tab/><text:tab/><text:tab/><text:tab/><text:tab/><text:span text:style-name="T2">加上一个字段 ：</text:span><text:span text:style-name="T1">注意事项 <text:s/></text:span><text:span text:style-name="T2">id <text:s/>文本框 <text:s text:c="3"/>设置隐藏</text:span></text:p>
      <text:p text:style-name="P52"><text:tab/><text:tab/><text:tab/><text:tab/><text:tab/><text:tab/><text:bookmark-start text:name="__DdeLink__6830_1965427896"/>字段<text:span text:style-name="T48">1：注意事项名 <text:s text:c="4"/>标签类型：文本框 <text:s/>非必填</text:span></text:p>
      <text:p text:style-name="P91"><text:tab/><text:tab/><text:tab/><text:tab/><text:tab/><text:tab/>字段<text:span text:style-name="T48">2：描述<text:tab/><text:tab/><text:tab/> <text:s text:c="4"/>标签类型：文本框 <text:s/>非必填</text:span> <text:s text:c="6"/><text:bookmark-end text:name="__DdeLink__6830_1965427896"/></text:p>
      <text:p text:style-name="P91"><text:tab/><text:tab/><text:tab/><text:tab/>字段名称_<text:span text:style-name="T51">8</text:span>:福利模块<text:span text:style-name="T47">审批意见</text:span> <text:tab/><text:span text:style-name="T48">标签类型：文本框 <text:s/>非必填</text:span></text:p>
      <text:p text:style-name="P91"><text:tab/><text:tab/><text:tab/><text:tab/>字段名称_<text:span text:style-name="T51">9：运营商务部审批意见</text:span> <text:tab/><text:span text:style-name="T48">标签类型：文本框 <text:s/>非必填</text:span></text:p>
      <text:p text:style-name="P52"><text:tab/><text:tab/><text:tab/><text:tab/>字段名称_<text:span text:style-name="T47">10：是否通过<text:tab/><text:tab/><text:tab/>标签类型：文下拉框(是/否) <text:s/>非必填 不可编辑</text:span></text:p>
      <text:p text:style-name="P52"><text:tab/><text:tab/><text:tab/><text:tab/>字段名称_<text:span text:style-name="T47">11：总经办意见</text:span> <text:tab/><text:tab/><text:span text:style-name="T48">标签类型：文本框 <text:s/>非必填</text:span></text:p>
      <text:p text:style-name="P91"><text:tab/><text:tab/><text:tab/><text:tab/>字段名称_<text:span text:style-name="T47">12：文件编号<text:tab/><text:tab/><text:tab/>标签类型：文本框 <text:s/>非必填</text:span></text:p>
      <text:p text:style-name="P9"><text:tab/><text:tab/><text:tab/><text:tab/>字段名称_<text:span text:style-name="T47">13：存储位置<text:tab/><text:tab/><text:tab/><text:tab/>标签类型：文本框 <text:s/>非必填</text:span></text:p>
      <text:p text:style-name="P6"><text:tab/></text:p>
      <text:p text:style-name="P7"><text:tab/></text:p>
      <text:p text:style-name="P7"/>
      <text:p text:style-name="P7"/>
      <text:p text:style-name="P7"/>
      <text:p text:style-name="P7"/>
      <text:p text:style-name="P69"><text:span text:style-name="T3"><text:tab/><text:tab/><text:tab/></text:span><text:span text:style-name="T15">功能名称_</text:span><text:span text:style-name="T17">4</text:span><text:span text:style-name="T15">:</text:span><text:span text:style-name="T3">删除 功能类型: 删除</text:span></text:p>
      <text:p text:style-name="P21"><text:tab/><text:tab/><text:tab/><text:tab/>温馨提示：确定删除这条数据么？</text:p>
      <text:p text:style-name="P21"><text:tab/><text:tab/></text:p>
      <text:p text:style-name="P21"><text:tab/><text:tab/><text:tab/><text:span text:style-name="T25">功能名称_</text:span><text:span text:style-name="T29">5</text:span><text:span text:style-name="T25">:查看放假安排时间</text:span> 功能类型: <text:s/></text:p>
      <text:p text:style-name="P10"><text:tab/><text:tab/><text:tab/><text:tab/>字段名称_1:节假日名称<text:tab/><text:tab/><text:tab/></text:p>
      <text:p text:style-name="P56"><text:tab/><text:tab/><text:tab/><text:tab/>字段名称_2:国家放假时长<text:tab/><text:tab/><text:tab/></text:p>
      <text:p text:style-name="P56"><text:tab/><text:tab/><text:tab/><text:tab/>字段名称_3:公司放假时长<text:tab/><text:tab/><text:tab/></text:p>
      <text:p text:style-name="P56"><text:tab/><text:tab/><text:tab/><text:tab/>字段名称_<text:span text:style-name="T33">4</text:span>:公司放假起始时间<text:tab/><text:tab/></text:p>
      <text:p text:style-name="P56"><text:tab/><text:tab/><text:tab/><text:tab/>字段名称_<text:span text:style-name="T33">5</text:span>:公司放假结束时间<text:tab/><text:tab/></text:p>
      <text:p text:style-name="P56"><text:tab/><text:tab/><text:tab/><text:tab/>字段名称_<text:span text:style-name="T34">6</text:span>:调休天数<text:tab/><text:tab/><text:tab/><text:tab/></text:p>
      <text:p text:style-name="P56"><text:tab/><text:tab/><text:tab/><text:tab/>字段名称_<text:span text:style-name="T34">7</text:span>:补休日期<text:tab/><text:tab/><text:tab/><text:tab/></text:p>
      <text:p text:style-name="P56"><text:tab/><text:tab/><text:tab/><text:tab/>字段名称_<text:span text:style-name="T41">8</text:span>:调休日期<text:tab/><text:tab/><text:tab/><text:tab/></text:p>
      <text:p text:style-name="P10"><text:tab/><text:tab/><text:tab/><text:tab/>字段名称_<text:span text:style-name="T41">9</text:span>:调休规范<text:tab/><text:tab/><text:tab/><text:tab/></text:p>
      <text:p text:style-name="P2"/>
      <text:p text:style-name="P70"><text:span text:style-name="T6"><text:tab/><text:tab/><text:tab/></text:span><text:span text:style-name="T18">功能名称_</text:span><text:span text:style-name="T19">6</text:span><text:span text:style-name="T7">:查看节假日工作安排</text:span></text:p>
      <text:p text:style-name="P72"><text:span text:style-name="T7"><text:tab/><text:tab/><text:tab/><text:tab/></text:span><text:span text:style-name="T6">字段</text:span><text:span text:style-name="T8">1：地区 <text:s text:c="7"/><text:tab/><text:tab/></text:span></text:p>
      <text:p text:style-name="P57"><text:tab/><text:tab/><text:tab/><text:tab/>字段<text:span text:style-name="T48">2：项目组 <text:s text:c="4"/></text:span></text:p>
      <text:p text:style-name="P57"><text:tab/><text:tab/><text:tab/><text:tab/>字段<text:span text:style-name="T48">3：加班原因 <text:s/></text:span></text:p>
      <text:p text:style-name="P57"><text:tab/><text:tab/><text:tab/><text:tab/>字段<text:span text:style-name="T48">4：加班名单 <text:s text:c="3"/></text:span></text:p>
      <text:p text:style-name="P57"><text:tab/><text:tab/><text:tab/><text:tab/>字段<text:span text:style-name="T48">5：加班时间 <text:s text:c="2"/></text:span></text:p>
      <text:p text:style-name="P57"><text:tab/><text:tab/><text:tab/><text:tab/>字段<text:span text:style-name="T48">6：加班总人数 <text:s text:c="3"/></text:span></text:p>
      <text:p text:style-name="P57"><text:tab/><text:tab/><text:tab/><text:tab/>字段<text:span text:style-name="T48">7：加班报酬形式 <text:s/></text:span></text:p>
      <text:p text:style-name="P57"><text:tab/><text:tab/><text:tab/><text:tab/>字段<text:span text:style-name="T48">8：安全检查员名单 <text:s text:c="4"/></text:span></text:p>
      <text:p text:style-name="P57"><text:tab/><text:tab/><text:tab/><text:tab/>字段<text:span text:style-name="T48">9：安全检查员总人数 <text:s text:c="3"/></text:span></text:p>
      <text:p text:style-name="P71"><text:span text:style-name="T7"><text:tab/><text:tab/><text:tab/><text:tab/>字段</text:span><text:span text:style-name="T8">10：应急方案 <text:s text:c="9"/></text:span></text:p>
      <text:p text:style-name="P1"/>
      <text:p text:style-name="P58"/>
      <text:p text:style-name="P59"><text:tab/><text:tab/><text:tab/><text:span text:style-name="T20">功能名称_</text:span><text:span text:style-name="T21">7</text:span><text:span text:style-name="T10">:查看各地区紧急联系人</text:span></text:p>
      <text:p text:style-name="P74"><text:tab/><text:tab/><text:tab/><text:tab/><text:span text:style-name="T49">字段1：地区 <text:s text:c="7"/></text:span></text:p>
      <text:p text:style-name="P60"><text:tab/><text:tab/><text:tab/><text:tab/>字段<text:span text:style-name="T48">2：项目组 <text:s text:c="4"/></text:span></text:p>
      <text:p text:style-name="P60"><text:tab/><text:tab/><text:tab/><text:tab/>字段<text:span text:style-name="T48">3：联系人 <text:s text:c="5"/></text:span></text:p>
      <text:p text:style-name="P76"><text:tab/><text:tab/><text:tab/><text:tab/>字段<text:span text:style-name="T48">4：联系电话 <text:s/></text:span></text:p>
      <text:p text:style-name="P75"><text:soft-page-break/><text:tab/><text:tab/><text:tab/><text:span text:style-name="T22">功能名称_</text:span><text:span text:style-name="T23">8</text:span><text:span text:style-name="T10">:查看节假日礼品福利</text:span></text:p>
      <text:p text:style-name="P75"><text:tab/><text:tab/><text:tab/><text:tab/><text:span text:style-name="T49">字段1：节日名称 <text:s text:c="4"/></text:span></text:p>
      <text:p text:style-name="P61"><text:tab/><text:tab/><text:tab/><text:tab/>字段<text:span text:style-name="T48">2：礼品类型 <text:s text:c="4"/></text:span></text:p>
      <text:p text:style-name="P61"><text:tab/><text:tab/><text:tab/><text:tab/>字段<text:span text:style-name="T48">3：节日礼品 <text:s text:c="2"/></text:span></text:p>
      <text:p text:style-name="P61"><text:tab/><text:tab/><text:tab/><text:tab/>字段<text:span text:style-name="T48">4：单价(元) <text:s text:c="3"/></text:span></text:p>
      <text:p text:style-name="P61"><text:tab/><text:tab/><text:tab/><text:tab/>字段<text:span text:style-name="T48">5：数量(人) <text:s text:c="4"/></text:span></text:p>
      <text:p text:style-name="P61"><text:tab/><text:tab/><text:tab/><text:tab/>字段<text:span text:style-name="T48">6：总数量(单位) <text:s/></text:span></text:p>
      <text:p text:style-name="P77"><text:tab/><text:tab/><text:tab/><text:tab/>字段<text:span text:style-name="T48">7：总金额(元) <text:s text:c="2"/></text:span></text:p>
      <text:p text:style-name="P77"><text:tab/><text:tab/><text:tab/><text:span text:style-name="T20">功能名称_</text:span><text:span text:style-name="T23">9</text:span><text:span text:style-name="T10">:查看注意事项</text:span></text:p>
      <text:p text:style-name="P78"><text:span text:style-name="T10"><text:tab/><text:tab/><text:tab/><text:tab/></text:span><text:span text:style-name="T9">字段</text:span><text:span text:style-name="T11">1：注意事项名 <text:s text:c="4"/></text:span></text:p>
      <text:p text:style-name="P93"><text:span text:style-name="T10"><text:tab/><text:tab/><text:tab/><text:tab/>字段</text:span><text:span text:style-name="T11">2：描述<text:tab/><text:tab/><text:tab/></text:span></text:p>
      <text:p text:style-name="P93"><text:span text:style-name="T11"/></text:p>
      <text:p text:style-name="P93"><text:span text:style-name="T11"><text:tab/><text:tab/></text:span><text:span text:style-name="T12">修改：</text:span></text:p>
      <text:p text:style-name="P93"><text:span text:style-name="T12"><text:s text:c="8"/>1。加上设置权限 <text:s text:c="2"/></text:span></text:p>
      <text:p text:style-name="P93"><text:span text:style-name="T12"><text:s text:c="13"/>下拉导航权限，功能导航权限，设置权限</text:span></text:p>
      <text:p text:style-name="P93"><text:span text:style-name="T11"><text:s text:c="5"/></text:span></text:p>
      <text:p text:style-name="P73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07T16:01:01.165525575</dc:date>
    <meta:editing-duration>P3DT9H11S</meta:editing-duration>
    <meta:editing-cycles>513</meta:editing-cycles>
    <meta:generator>LibreOffice/5.1.6.2.0$Linux_X86_64 LibreOffice_project/10$Build-2</meta:generator>
    <meta:document-statistic meta:table-count="0" meta:image-count="0" meta:object-count="0" meta:page-count="5" meta:paragraph-count="212" meta:word-count="3322" meta:character-count="5442" meta:non-whitespace-character-count="3545"/>
  </office:meta>
</office:document-meta>
</file>